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 style:list-style-name="L1">
      <style:text-properties officeooo:paragraph-rsid="001f6da2"/>
    </style:style>
    <style:style style:name="P5" style:family="paragraph" style:parent-style-name="Standard">
      <style:text-properties officeooo:rsid="001c9d1a" officeooo:paragraph-rsid="001c9d1a"/>
    </style:style>
    <style:style style:name="P6" style:family="paragraph" style:parent-style-name="Heading_20_3">
      <style:text-properties officeooo:paragraph-rsid="001c9d1a"/>
    </style:style>
    <style:style style:name="P7" style:family="paragraph" style:parent-style-name="Heading_20_3">
      <style:text-properties officeooo:rsid="001c9d1a" officeooo:paragraph-rsid="001c9d1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1f6da2"/>
    </style:style>
    <style:style style:name="P11" style:family="paragraph" style:parent-style-name="Text_20_body" style:list-style-name="L2">
      <style:text-properties officeooo:paragraph-rsid="001fea34"/>
    </style:style>
    <style:style style:name="P12" style:family="paragraph" style:parent-style-name="Text_20_body">
      <style:text-properties officeooo:paragraph-rsid="001c9d1a"/>
    </style:style>
    <style:style style:name="P13" style:family="paragraph" style:parent-style-name="Text_20_body">
      <style:text-properties officeooo:rsid="001c9d1a" officeooo:paragraph-rsid="001c9d1a"/>
    </style:style>
    <style:style style:name="P14" style:family="paragraph" style:parent-style-name="Text_20_body">
      <style:text-properties officeooo:rsid="001e3533" officeooo:paragraph-rsid="001e3533"/>
    </style:style>
    <style:style style:name="P15" style:family="paragraph" style:parent-style-name="Text_20_body" style:list-style-name="L2">
      <style:text-properties officeooo:rsid="001f6da2" officeooo:paragraph-rsid="001fea34"/>
    </style:style>
    <style:style style:name="P16" style:family="paragraph" style:parent-style-name="Text_20_body" style:list-style-name="L2">
      <style:text-properties officeooo:rsid="001fea34" officeooo:paragraph-rsid="001fea34"/>
    </style:style>
    <style:style style:name="P17" style:family="paragraph" style:parent-style-name="Heading_20_2">
      <style:text-properties officeooo:rsid="001e3533" officeooo:paragraph-rsid="001e35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c9d1a"/>
    </style:style>
    <style:style style:name="T4" style:family="text">
      <style:text-properties officeooo:rsid="001e35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3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3">The </text:span>BASIC-1965 <text:span text:style-name="T3">language </text:span>has no exception handling. Invalid input, dividing by zero, and numeric overflow or underflow will cause execution to stop. There are no try/catch, no begin/rescue, no ON ERROR capabilities.</text:p>
      <text:p text:style-name="Text_20_body">Expressions are limited to LET statements. One can say "LET A= B + 2" but one cannot say "IF A = B + 2 THEN ..."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2296989392461875518" text:style-name="L1">
        <text:list-item>
          <text:p text:style-name="P4">Subscripted variables</text:p>
        </text:list-item>
        <text:list-item>
          <text:p text:style-name="P4">Matrix operations</text:p>
        </text:list-item>
        <text:list-item>
          <text:p text:style-name="P8">Expressions in anything but LET commands</text:p>
        </text:list-item>
      </text:list>
      <text:p text:style-name="Text_20_body">I have also changed a few things:</text:p>
      <text:list xml:id="list1710502277547419177" text:style-name="L2">
        <text:list-item>
          <text:p text:style-name="P15">FOR/NEXT loops with non-exact STEP values will execute one extra time</text:p>
        </text:list-item>
        <text:list-item>
          <text:p text:style-name="P16">Premature exit of a FOR/NEXT loop will cause a problem on an outer loop</text:p>
        </text:list-item>
        <text:list-item>
          <text:p text:style-name="P11">The keyword "GOTO" is accepted as "GO TO" (with a space)</text:p>
        </text:list-item>
        <text:list-item>
          <text:p text:style-name="P10">Entered statements will be parsed and spaced "properly"</text:p>
        </text:list-item>
        <text:list-item>
          <text:p text:style-name="P9">The DATA statements are interpreted in sequence</text:p>
        </text:list-item>
      </text:list>
      <text:p text:style-name="P12">The change for DATA statements is a significant departure from K&amp;K BASIC <text:span text:style-name="T3">(and all other BASICs)</text:span>. <text:span text:style-name="T3">In other BASICs, DATA </text:span><text:s/><text:span text:style-name="T3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Heading_20_2" text:outline-level="2"><text:soft-page-break/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7" text:outline-level="3">TRACE</text:h>
      <text:p text:style-name="P12">Runs the current program, <text:span text:style-name="T3">displaying each line prior to execution.</text:span></text:p>
      <text:p text:style-name="P12">Syntax:<text:tab/><text:span text:style-name="T3">TRACE</text:span></text:p>
      <text:h text:style-name="P6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Operators</text:h>
      <text:p text:style-name="Text_20_body">Operators perform mathematical operations on variables or constants.</text:p>
      <text:p text:style-name="Text_20_body">Valid operators:<text:tab/>+, -, *, /, ^</text:p>
      <text:h text:style-name="Heading_20_2" text:outline-level="2"><text:soft-page-break/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Text_20_body">10 REM</text:p>
      <text:p text:style-name="Text_20_body">20 REM Beginning of my first program</text:p>
      <text:p text:style-name="Text_20_body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Text_20_body">40 LET A = 0</text:p>
      <text:p text:style-name="Text_20_body">50 LET B = A + 10</text:p>
      <text:p text:style-name="Text_20_body">55 LET C = C + 1</text:p>
      <text:h text:style-name="Heading_20_4" text:outline-level="4">Expressions</text:h>
      <text:p text:style-name="Text_20_body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peration</text:p>
          </table:table-cell>
          <table:table-cell table:style-name="Table1.B1" office:value-type="string">
            <text:p text:style-name="P2">Symbol</text:p>
          </table:table-cell>
        </table:table-row>
        <table:table-row>
          <table:table-cell table:style-name="Table1.A2" office:value-type="string">
            <text:p text:style-name="Text_20_body">Addition</text:p>
          </table:table-cell>
          <table:table-cell table:style-name="Table1.B2" office:value-type="string">
            <text:p text:style-name="P3">+</text:p>
          </table:table-cell>
        </table:table-row>
        <table:table-row>
          <table:table-cell table:style-name="Table1.A2" office:value-type="string">
            <text:p text:style-name="Text_20_body">Subtraction</text:p>
          </table:table-cell>
          <table:table-cell table:style-name="Table1.B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Text_20_body">Multiplication</text:p>
          </table:table-cell>
          <table:table-cell table:style-name="Table1.B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Text_20_body">Division</text:p>
          </table:table-cell>
          <table:table-cell table:style-name="Table1.B2" office:value-type="string">
            <text:p text:style-name="P3">/</text:p>
          </table:table-cell>
        </table:table-row>
      </table:table>
      <text:p text:style-name="Text_20_body"/>
      <text:p text:style-name="Text_20_body">Errors in computation (overflow, underflow, and divide by zero) cause execution to stop.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Text_20_body">60 INPUT U</text:p>
      <text:p text:style-name="Text_20_body">65 INPUT V1, V2, V3</text:p>
      <text:h text:style-name="Heading_20_3" text:outline-level="3"><text:soft-page-break/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1">100 IF A = 1 THEN 200</text:p>
      <text:p text:style-name="P1">110 IF A &gt; B THEN 250</text:p>
      <text:p text:style-name="P1">120 IF G1 &lt;= G2 THEN 301</text:p>
      <text:p text:style-name="P1">The boolean expression must be in the form "<text:span text:style-name="T1">variable operator variable</text:span>" where <text:span text:style-name="T1">operator</text:span> is limited to the set (=, &lt;, &gt;, &lt;=, &gt;=, and &lt;&gt;). Boolean operators such as "and" or "or" are not permitted. The two arguments in the boolean expression must be variables; expressions 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2"> TO </text:span><text:span text:style-name="T1">ending value</text:span></text:p>
      <text:p text:style-name="Text_20_body">Syntax:<text:tab/>PRINT <text:span text:style-name="T1">control variable = starting value</text:span><text:span text:style-name="T2"> TO </text:span><text:span text:style-name="T1">ending value</text:span><text:span text:style-name="T2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>Examples:</text:p>
      <text:p text:style-name="Text_20_body">FOR I = 1 TO 10</text:p>
      <text:p text:style-name="Text_20_body">PRINT A</text:p>
      <text:p text:style-name="Text_20_body">NEXT I</text:p>
      <text:p text:style-name="Text_20_body"/>
      <text:p text:style-name="Text_20_body">FOR I = 1 TO 10 STEP 2</text:p>
      <text:p text:style-name="Text_20_body">PRINT A</text:p>
      <text:p text:style-name="Text_20_body">NEXT I</text:p>
      <text:p text:style-name="Text_20_body"/>
      <text:p text:style-name="Text_20_body">FOR I = 10 TO 1 STEP -1</text:p>
      <text:p text:style-name="Text_20_body">PRINT A</text:p>
      <text:p text:style-name="Text_20_body">NEXT I</text:p>
      <text:p text:style-name="Text_20_body"/>
      <text:p text:style-name="Text_20_body">It is possible to change the value of the control value within the loop. You can write:</text:p>
      <text:p text:style-name="Text_20_body"/>
      <text:p text:style-name="Text_20_body">FOR I = 1 TO 10</text:p>
      <text:p text:style-name="Text_20_body">PRINT A</text:p>
      <text:p text:style-name="Text_20_body">LET I = 2</text:p>
      <text:p text:style-name="Text_20_body">NEXT I</text:p>
      <text:p text:style-name="Text_20_body"/>
      <text:p text:style-name="Text_20_body">This will lock the program into a permanent loop, as the value of I will never reach 10.</text:p>
      <text:h text:style-name="Heading_20_3" text:outline-level="3"><text:soft-page-break/>NEXT</text:h>
      <text:p text:style-name="Text_20_body">Denotes the end of a FOR loop.</text:p>
      <text:p text:style-name="Text_20_body">Syntax:<text:tab/>NEXT <text:span text:style-name="T1">control variable</text:span>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1">variable/constant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Text_20_body">PRINT</text:p>
      <text:p text:style-name="Text_20_body">PRINT A</text:p>
      <text:p text:style-name="Text_20_body">PRINT A,B</text:p>
      <text:p text:style-name="Text_20_body">PRINT "Output"</text:p>
      <text:p text:style-name="Text_20_body">PRINT "Results:", R1</text:p>
      <text:p text:style-name="Text_20_body">PRINT "Results:"; R2</text:p>
      <text:p text:style-name="Text_20_body">The list may include terminating separators. A terminating semicolon will suppress the newline. A terminating comma will advance to the next tab position and suppress the newline.</text:p>
      <text:p text:style-name="Text_20_body">PRINT "Processing...";</text:p>
      <text:p text:style-name="Text_20_body">... other statements that generate no output</text:p>
      <text:p text:style-name="Text_20_body">PRINT "done"</text:p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Text_20_body">Examples:</text:p>
      <text:p text:style-name="Text_20_body">300 GO TO 100</text:p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Text_20_body"><text:soft-page-break/>300 GOSUB 400</text:p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Text_20_body">450 RETURN</text:p>
      <text:p text:style-name="P13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</text:p>
      <text:p text:style-name="Text_20_body">Examples:</text:p>
      <text:p text:style-name="Text_20_body">390 DATA 3, 150, 175, 180</text:p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Text_20_body">400 READ N</text:p>
      <text:p text:style-name="Text_20_body">410 READ A,B,C</text:p>
      <text:p text:style-name="P12">Notice that the number of values in a READ statement do not have to match the number of values in DATA statements. <text:span text:style-name="T3">You may READ in pairs and define values ten per DATA. You may READ ten items from DATA statements that contain one value each.</text:span></text:p>
      <text:p text:style-name="P12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Text_20_body">900 STOP</text:p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<text:soft-page-break/>Syntax:<text:tab/>END</text:p>
      <text:p text:style-name="Text_20_body">Examples:</text:p>
      <text:p text:style-name="Text_20_body">999 END</text:p>
      <text:h text:style-name="P17" text:outline-level="2">Functions</text:h>
      <text:p text:style-name="P14">Functions may be used in numeric expressions</text:p>
      <text:h text:style-name="Heading_20_3" text:outline-level="3">INT<text:span text:style-name="T4">(x)</text:span></text:h>
      <text:p text:style-name="P14">Return the integer part of a numeric value.</text:p>
      <text:h text:style-name="Heading_20_3" text:outline-level="3">RND<text:span text:style-name="T4">(x)</text:span></text:h>
      <text:p text:style-name="P14">Return a random number from 1 to x. The value is a floating-point value; RND(1) can return any value from zero to 1. A value of zero or less than zero is considered to be 1.</text:p>
      <text:h text:style-name="Heading_20_2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<text:soft-page-break/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3" text:outline-level="3">Expressions</text:h>
      <text:p text:style-name="Standard">I chose to limit expressions to LET statements. This simplifies parsing of IF/THEN statements and PRINT statements. It does create a lot of work for the programmer, who must shuffle calculations into LET statements and then use temporary variables in IF/THEN and FOR statements.</text:p>
      <text:h text:style-name="Heading_20_2" text:outline-level="2">Changes in progress</text:h>
      <text:p text:style-name="Standard">I want to expand the use of expressions to all reasonable locations. These include IF/THEN and PRINT statements.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5">Implement functions SIN(), COS(), TAN(), ATN(), EXP(), LOG(), ABS(), SQR(), SG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50S</meta:editing-duration>
    <meta:editing-cycles>11</meta:editing-cycles>
    <meta:generator>LibreOffice/4.3.3.2$Linux_x86 LibreOffice_project/430m0$Build-2</meta:generator>
    <dc:date>2015-02-21T16:57:19.345476062</dc:date>
    <meta:document-statistic meta:table-count="1" meta:image-count="0" meta:object-count="0" meta:page-count="8" meta:paragraph-count="207" meta:word-count="1862" meta:character-count="10706" meta:non-whitespace-character-count="9059"/>
    <meta:user-defined meta:name="Info 1"/>
    <meta:user-defined meta:name="Info 2"/>
    <meta:user-defined meta:name="Info 3"/>
    <meta:user-defined meta:name="Info 4"/>
  </office:meta>
</office:document-meta>
</file>